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weight="bold"/>
    </style:style>
    <style:style style:name="T2" style:family="text">
      <style:text-properties fo:background-color="transparent" fo:color="#008000" fo:font-style="normal" fo:font-variant="normal" fo:font-weight="bold" fo:text-transform="none" style:text-line-through-style="none" style:text-line-through-type="none" style:text-underline-color="font-color" style:text-underline-style="none" style:text-underline-type="none"/>
    </style:style>
    <style:style style:name="T3" style:family="text">
      <style:text-properties fo:background-color="transparent" fo:color="#c00000" fo:font-style="normal" fo:font-variant="normal" fo:font-weight="bold" fo:text-transform="none" style:text-line-through-style="none" style:text-line-through-type="none" style:text-underline-color="font-color" style:text-underline-style="none" style:text-underline-type="none"/>
    </style:style>
    <style:style style:name="T4" style:family="text">
      <style:text-properties fo:background-color="transparent" fo:color="#c00000" fo:font-style="normal" fo:font-variant="normal" fo:font-weight="bold" fo:text-transform="none" style:text-line-through-style="none" style:text-line-through-type="none" style:text-position="super" style:text-underline-color="font-color" style:text-underline-style="none" style:text-underline-type="none"/>
    </style:style>
    <style:style style:name="P1" style:family="paragraph">
      <style:text-properties fo:color="#000000" fo:font-family="Sans Serif" fo:font-size="12.000000000000000pt"/>
    </style:style>
    <style:style style:name="P2" style:family="paragraph">
      <style:paragraph-properties fo:text-align="left"/>
      <style:text-properties fo:color="#000000" fo:font-family="Sans Serif" fo:font-size="12.000000000000000pt"/>
    </style:style>
    <style:style style:name="P3" style:family="paragraph">
      <style:paragraph-properties fo:margin-left="30.000000000000000pt" fo:text-align="left"/>
      <style:text-properties fo:color="#000000" fo:font-family="Sans Serif" fo:font-size="12.000000000000000pt"/>
    </style:style>
    <style:style style:name="P4" style:family="paragraph">
      <style:paragraph-properties fo:background-color="transparent" fo:keep-together="auto" fo:text-align="start"/>
      <style:text-properties fo:background-color="transparent" fo:color="#4a0000" fo:font-family="Sans Serif" fo:font-size="12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1.440000000000000pt"/>
    </style:style>
    <style:style style:name="gr3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1.440000000000000pt"/>
    </style:style>
    <style:style style:name="gr4" style:family="graphic">
      <style:graphic-properties draw:fill="none" draw:marker-end="Arrow_20concave" draw:marker-end-center="false" draw:marker-end-width="10.66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440000000000000pt"/>
    </style:style>
    <style:style style:name="gr5" style:family="graphic">
      <style:graphic-properties draw:fill="none" draw:marker-start="Arrow_20concave" draw:marker-start-center="false" draw:marker-start-width="10.66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440000000000000pt"/>
    </style:style>
    <style:style style:name="gr6" style:family="graphic">
      <style:graphic-properties draw:fill="solid" draw:fill-color="#fe8b68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7" style:family="graphic">
      <style:graphic-properties draw:fill="solid" draw:fill-color="#76c578" draw:opacity="72.1569%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8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9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10" style:family="graphic">
      <style:graphic-properties draw:fill="solid" draw:fill-color="#76c578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11" style:family="graphic">
      <style:graphic-properties draw:fill="none" draw:marker-end="Symmetric_20Arrow" draw:marker-end-center="false" draw:marker-end-width="11.413471739999999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939680000000000pt"/>
    </style:style>
    <style:style style:name="gr12" style:family="graphic">
      <style:graphic-properties draw:fill="none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160640000000000pt"/>
    </style:style>
    <style:style style:name="gr13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d00000" svg:stroke-linecap="butt" svg:stroke-opacity="1" svg:stroke-width="1.440000000000000pt"/>
    </style:style>
    <style:style style:name="gr14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d00000" svg:stroke-linecap="butt" svg:stroke-opacity="1" svg:stroke-width="1.440000000000000pt"/>
    </style:style>
    <style:style style:name="gr15" style:family="graphic">
      <style:graphic-properties draw:fill="none" draw:marker-end="Arrow_20concave" draw:marker-end-center="false" draw:marker-end-width="10.33347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219680000000000pt"/>
    </style:style>
    <style:style style:name="gr16" style:family="graphic">
      <style:graphic-properties draw:fill="none" draw:marker-end="Rounded_20large_20Arrow" draw:marker-end-center="false" draw:marker-end-width="10.66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1.440000000000000pt"/>
    </style:style>
    <style:style style:name="gr17" style:family="graphic">
      <style:graphic-properties calligra:shadow-blur-radius="10.8pt" draw:fill="none" draw:shadow="visible" draw:shadow-color="#ff0000" draw:shadow-offset-x="-0.27936pt" draw:shadow-offset-y="0pt" draw:shadow-opacity="75.2941%" draw:stroke="none" fo:margin="0.000000000000000pt" style:wrap="biggest" style:wrap-contour="false" style:wrap-dynamic-threshold="0.000000000000000pt"/>
    </style:style>
    <style:style style:name="gr18" style:family="graphic">
      <style:graphic-properties draw:fill="solid" draw:fill-color="#ff0000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1.440000000000000pt"/>
    </style:style>
    <style:style style:name="gr19" style:family="graphic">
      <style:graphic-properties calligra:shadow-blur-radius="11.2406pt" draw:fill="none" draw:shadow="visible" draw:shadow-color="#ff0000" draw:shadow-offset-x="0pt" draw:shadow-offset-y="0pt" draw:shadow-opacity="75.2941%" draw:stroke="none" fo:margin="0.000000000000000pt" style:wrap="biggest" style:wrap-contour="false" style:wrap-dynamic-threshold="0.000000000000000pt"/>
    </style:style>
    <style:style style:name="gr20" style:family="graphic">
      <style:graphic-properties draw:fill="none" draw:marker-end="Rounded_20large_20Arrow" draw:marker-end-center="false" draw:marker-end-width="10.66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650000" svg:stroke-linecap="butt" svg:stroke-opacity="1" svg:stroke-width="1.440000000000000pt"/>
    </style:style>
    <style:style style:name="gr21" style:family="graphic">
      <style:graphic-properties draw:fill="none" draw:marker-end="Arrow_20concave" draw:marker-end-center="false" draw:marker-end-width="10.333471740000000pt" draw:stroke="solid" draw:stroke-linejoin="bevel" draw:textarea-horizontal-align="left" draw:textarea-vertical-align="middle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219680000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body>
    <office:drawing>
      <draw:page draw:name="" draw:id="page1" xml:id="page1" draw:master-page-name="Default">
        <draw:layer-set>
          <draw:layer draw:name=""/>
          <draw:layer draw:name="hlight"/>
        </draw:layer-set>
        <draw:g draw:style-name="gr1" xml:id="shape-1" draw:id="shape-1" svg:y="245.16456092581pt">
          <draw:ellipse draw:style-name="gr2" xml:id="shape-2" draw:id="shape-2" draw:layer="" svg:width="24.17697831122pt" svg:height="24.17697831122pt" draw:transform="matrix(0.89710985973 0.44180753680 -0.44180753680 0.89710985973 121.06302209696pt 242.7196983204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3" draw:id="shape-3" draw:layer="" svg:width="24.17697831122pt" svg:height="24.17697831122pt" draw:transform="matrix(0.89710985973 0.44180753680 -0.44180753680 0.89710985973 121.06302209696pt 242.7196983204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4" draw:id="shape-4" svg:y="321.64114415699pt">
          <draw:ellipse draw:style-name="gr2" xml:id="shape-5" draw:id="shape-5" draw:layer="" svg:width="24.17697831122pt" svg:height="24.17697831122pt" svg:x="30.70392279685pt" svg:y="323.08114415699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" draw:id="shape-6" draw:layer="" svg:width="24.17697831122pt" svg:height="24.17697831122pt" svg:x="30.70392279685pt" svg:y="323.08114415699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7" draw:id="shape-7" draw:layer="" draw:type="line" draw:start-shape="shape-8" draw:start-glue-point="4" draw:end-shape="shape-6" draw:end-glue-point="0" svg:d="M30.8099 5.68434e-14L0 36.7541" svg:viewBox="0 0 31 37"/>
        <draw:connector draw:style-name="gr5" xml:id="shape-9" draw:id="shape-9" draw:layer="" draw:type="line" draw:start-shape="shape-10" draw:start-glue-point="0" draw:end-shape="shape-8" draw:end-glue-point="4" svg:d="M34.7492 39.2552L0 0" svg:viewBox="0 0 35 39"/>
        <draw:g draw:style-name="gr1" xml:id="shape-11" draw:id="shape-11" svg:y="272.51170369846pt">
          <draw:ellipse draw:style-name="gr2" xml:id="shape-12" draw:id="shape-12" draw:layer="" svg:width="24.17697831122pt" svg:height="24.17697831122pt" draw:transform="matrix(0.98735348077 -0.15853423607 0.15853423607 0.98735348077 59.17728299443pt 275.8934140202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8" draw:id="shape-8" draw:layer="" svg:width="24.17697831122pt" svg:height="24.17697831122pt" draw:transform="matrix(0.98735348077 -0.15853423607 0.15853423607 0.98735348077 59.17728299443pt 275.89341402020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13" draw:id="shape-13" svg:y="320.77606028647pt">
          <draw:ellipse draw:style-name="gr2" xml:id="shape-10" draw:id="shape-10" draw:layer="" svg:width="24.17697831122pt" svg:height="24.17697831122pt" draw:transform="matrix(0.66281153149 -0.74878626705 0.74878626705 0.66281153149 100.33912404776pt 334.6338767202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4" draw:id="shape-14" draw:layer="" svg:width="24.17697831122pt" svg:height="24.17697831122pt" draw:transform="matrix(0.66281153149 -0.74878626705 0.74878626705 0.66281153149 100.33912404776pt 334.6338767202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15" draw:id="shape-15" draw:layer="" draw:type="line" draw:start-shape="shape-16" draw:start-glue-point="4" draw:end-shape="shape-8" draw:end-glue-point="0" svg:d="M1.54298 -2.84217e-14L0 44.3075" svg:viewBox="0 0 2 44">
          <draw:glue-point draw:id="4" svg:x="-50%" svg:y="50%"/>
        </draw:connector>
        <draw:connector draw:style-name="gr5" xml:id="shape-17" draw:id="shape-17" draw:layer="" draw:type="line" draw:start-shape="shape-3" draw:start-glue-point="3" draw:end-shape="shape-16" draw:end-glue-point="4" svg:d="M43.0664 23.8949L0 -2.84217e-14" svg:viewBox="0 0 43 24">
          <draw:glue-point draw:id="4" svg:x="-50%" svg:y="0%"/>
        </draw:connector>
        <draw:g draw:style-name="gr1" xml:id="shape-18" draw:id="shape-18" svg:y="215.64098315503pt">
          <draw:ellipse draw:style-name="gr2" xml:id="shape-16" draw:id="shape-16" draw:layer="" svg:width="24.17697831122pt" svg:height="24.17697831122pt" svg:x="60.06738550829pt" svg:y="217.08098315503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19" draw:id="shape-19" draw:layer="" svg:width="24.17697831122pt" svg:height="24.17697831122pt" svg:x="60.06738550829pt" svg:y="217.08098315503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20" draw:id="shape-20" svg:y="235.29815855992pt">
          <draw:rect draw:style-name="gr6" xml:id="shape-21" draw:id="shape-21" draw:layer="hlight" svg:width="132.87001764010pt" svg:height="148.21962256602pt" svg:x="680.31613920000pt" svg:y="238.13280913992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6" xml:id="shape-22" draw:id="shape-22" draw:layer="hlight" svg:width="132.87001764010pt" svg:height="148.21962256602pt" svg:x="680.31613920000pt" svg:y="238.61248429385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23" draw:id="shape-23" svg:y="235.29815855992pt">
          <draw:rect draw:style-name="gr7" xml:id="shape-24" draw:id="shape-24" draw:layer="hlight" svg:width="132.87001764010pt" svg:height="148.21962256602pt" svg:x="333.50457540000pt" svg:y="238.13280913992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7" xml:id="shape-25" draw:id="shape-25" draw:layer="hlight" svg:width="132.87001764010pt" svg:height="148.21962256602pt" svg:x="333.50457540000pt" svg:y="238.61248429385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g draw:style-name="gr1" xml:id="shape-26" draw:id="shape-26" svg:y="206.16442305993pt">
          <draw:rect draw:style-name="gr8" xml:id="shape-27" draw:id="shape-27" draw:layer="hlight" svg:width="132.87001764010pt" svg:height="148.21962256602pt" svg:x="14.17325290000pt" svg:y="208.99907363993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8" xml:id="shape-28" draw:id="shape-28" draw:layer="hlight" svg:width="132.87001764010pt" svg:height="148.21962256602pt" svg:x="14.17325290000pt" svg:y="209.47874879386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frame draw:style-name="gr9" xml:id="shape-29" draw:id="shape-29" draw:layer="hlight" svg:width="28.32959261038pt" svg:height="12.87043345446pt" svg:x="113.38602320000pt" svg:y="305.19758700000pt">
          <draw:text-box>
            <text:p text:style-name="P1">1..N</text:p>
          </draw:text-box>
          <draw:glue-point draw:id="4" svg:x="0.50000000000pt" svg:y="0.50000000000pt" draw:align="center"/>
        </draw:frame>
        <draw:frame draw:style-name="gr9" xml:id="shape-30" draw:id="shape-30" draw:layer="hlight" svg:width="30.27840250332pt" svg:height="12.87043345446pt" svg:x="17.67049006410pt" svg:y="309.68715349615pt">
          <draw:text-box>
            <text:p text:style-name="P1">1..M</text:p>
          </draw:text-box>
          <draw:glue-point draw:id="4" svg:x="0.50000000000pt" svg:y="0.50000000000pt" draw:align="center"/>
        </draw:frame>
        <draw:frame draw:style-name="gr9" xml:id="shape-31" draw:id="shape-31" draw:layer="hlight" svg:width="23.38288899014pt" svg:height="12.87043345446pt" svg:x="115.50590393303pt" svg:y="231.62460157664pt">
          <draw:text-box>
            <text:p text:style-name="P1">0..1</text:p>
          </draw:text-box>
          <draw:glue-point draw:id="4" svg:x="0.50000000000pt" svg:y="0.50000000000pt" draw:align="center"/>
        </draw:frame>
        <draw:frame draw:style-name="gr9" xml:id="shape-32" draw:id="shape-32" draw:layer="hlight" svg:width="96.20725260313pt" svg:height="16.25968693386pt" svg:x="60.35155106245pt" svg:y="186.79957688634pt">
          <draw:text-box>
            <text:p text:style-name="P1">Model</text:p>
          </draw:text-box>
          <draw:glue-point draw:id="4" svg:x="0.50000000000pt" svg:y="0.50000000000pt" draw:align="center"/>
        </draw:frame>
        <draw:g draw:style-name="gr1" xml:id="shape-33" draw:id="shape-33" svg:y="426.03278779239pt">
          <draw:rect draw:style-name="gr10" xml:id="shape-34" draw:id="shape-34" draw:layer="hlight" svg:width="152.75367234971pt" svg:height="45.29989826379pt" svg:x="5.69655666811pt" svg:y="428.86743837239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10" xml:id="shape-35" draw:id="shape-35" draw:layer="hlight" svg:width="152.75367234971pt" svg:height="45.29989826379pt" svg:x="5.69655666811pt" svg:y="428.86743837239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-50%"/>
          <draw:glue-point draw:id="5" svg:x="50%" svg:y="50%"/>
          <draw:glue-point draw:id="6" svg:x="-50%" svg:y="50%"/>
          <draw:glue-point draw:id="7" svg:x="-50%" svg:y="0%"/>
          <draw:glue-point draw:id="8" svg:x="50%" svg:y="-50%"/>
          <draw:glue-point draw:id="9" svg:x="50%" svg:y="0%"/>
          <draw:glue-point draw:id="10" svg:x="0%" svg:y="50%"/>
          <draw:glue-point draw:id="11" svg:x="0%" svg:y="-50%"/>
          <draw:glue-point draw:id="12" svg:x="-50%" svg:y="-50%"/>
          <draw:glue-point draw:id="13" svg:x="50%" svg:y="50%"/>
          <draw:glue-point draw:id="14" svg:x="-50%" svg:y="50%"/>
          <draw:glue-point draw:id="15" svg:x="-50%" svg:y="0%"/>
          <draw:glue-point draw:id="16" svg:x="50%" svg:y="-50%"/>
          <draw:glue-point draw:id="17" svg:x="50%" svg:y="0%"/>
          <draw:glue-point draw:id="18" svg:x="0%" svg:y="50%"/>
          <draw:glue-point draw:id="19" svg:x="0%" svg:y="-50%"/>
          <draw:glue-point draw:id="20" svg:x="0%" svg:y="0%"/>
        </draw:g>
        <draw:frame draw:style-name="gr9" xml:id="shape-36" draw:id="shape-36" draw:layer="hlight" svg:width="86.95780899424pt" svg:height="18.49545305684pt" svg:x="44.07988802488pt" svg:y="443.96404810684pt">
          <draw:text-box>
            <text:p text:style-name="P1"><text:span text:style-name="T1">ZIP archive</text:span></text:p>
          </draw:text-box>
          <draw:glue-point draw:id="4" svg:x="0.50000000000pt" svg:y="0.50000000000pt" draw:align="center"/>
        </draw:frame>
        <draw:path draw:style-name="gr11" xml:id="shape-37" draw:id="shape-37" draw:layer="hlight" svg:width="0.00000000000pt" svg:height="41.77720000000pt" svg:x="85.03951740000pt" svg:y="369.24711874802pt" svg:viewBox="0 0 0 42" svg:d="M0 41.7772L0 0" calligra:nodeTypes="cc">
          <draw:glue-point draw:id="4" svg:x="0.50000000000pt" svg:y="0.50000000000pt" draw:align="center"/>
        </draw:path>
        <draw:path draw:style-name="gr12" xml:id="shape-38" draw:id="shape-38" draw:layer="hlight" svg:width="22.89533912886pt" svg:height="234.62823569427pt" svg:x="183.72295664536pt" svg:y="221.09796988449pt" svg:viewBox="0 0 23 235" svg:d="M0 0C30.3768 75.0277 30.5264 153.236 0.448764 234.628" calligra:nodeTypes="cc">
          <draw:glue-point draw:id="4" svg:x="0.50000000000pt" svg:y="0.50000000000pt" draw:align="center"/>
        </draw:path>
        <draw:frame draw:style-name="gr9" xml:id="shape-39" draw:id="shape-39" draw:layer="hlight" svg:width="240.94529930000pt" svg:height="46.21407484885pt" svg:x="226.77204640000pt" svg:y="411.02433410000pt">
          <draw:text-box>
            <text:p text:style-name="P2"><text:span text:style-name="T2">(l.3) Model absorbs new contents</text:span></text:p>
            <text:p text:style-name="P3">(absorption constraints are configurable)</text:p>
          </draw:text-box>
          <draw:glue-point draw:id="4" svg:x="0.50000000000pt" svg:y="0.50000000000pt" draw:align="center"/>
        </draw:frame>
        <draw:g draw:style-name="gr1" xml:id="shape-40" draw:id="shape-40" svg:y="350.77487965698pt">
          <draw:ellipse draw:style-name="gr2" xml:id="shape-41" draw:id="shape-41" draw:layer="hlight" svg:width="24.17697831122pt" svg:height="24.17697831122pt" svg:x="350.03524529685pt" svg:y="352.21487965698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42" draw:id="shape-42" draw:layer="hlight" svg:width="24.17697831122pt" svg:height="24.17697831122pt" svg:x="350.03524529685pt" svg:y="352.21487965698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43" draw:id="shape-43" draw:layer="hlight" draw:type="line" draw:start-shape="shape-44" draw:start-glue-point="4" draw:end-shape="shape-42" draw:end-glue-point="0" svg:d="M30.8099 1.13687e-13L0 36.7541" svg:viewBox="0 0 31 37"/>
        <draw:connector draw:style-name="gr5" xml:id="shape-45" draw:id="shape-45" draw:layer="hlight" draw:type="line" draw:start-shape="shape-46" draw:start-glue-point="0" draw:end-shape="shape-44" draw:end-glue-point="4" svg:d="M34.7492 39.2552L0 0" svg:viewBox="0 0 35 39"/>
        <draw:g draw:style-name="gr1" xml:id="shape-47" draw:id="shape-47" svg:y="301.64543919845pt">
          <draw:ellipse draw:style-name="gr2" xml:id="shape-48" draw:id="shape-48" draw:layer="hlight" svg:width="24.17697831122pt" svg:height="24.17697831122pt" draw:transform="matrix(0.98735348077 -0.15853423607 0.15853423607 0.98735348077 378.50860549443pt 305.0271495201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44" draw:id="shape-44" draw:layer="hlight" svg:width="24.17697831122pt" svg:height="24.17697831122pt" draw:transform="matrix(0.98735348077 -0.15853423607 0.15853423607 0.98735348077 378.50860549443pt 305.0271495201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49" draw:id="shape-49" svg:y="349.90979578646pt">
          <draw:ellipse draw:style-name="gr2" xml:id="shape-46" draw:id="shape-46" draw:layer="hlight" svg:width="24.17697831122pt" svg:height="24.17697831122pt" draw:transform="matrix(0.66281153149 -0.74878626705 0.74878626705 0.66281153149 419.67044654776pt 363.7676122202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50" draw:id="shape-50" draw:layer="hlight" svg:width="24.17697831122pt" svg:height="24.17697831122pt" draw:transform="matrix(0.66281153149 -0.74878626705 0.74878626705 0.66281153149 419.67044654776pt 363.7676122202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51" draw:id="shape-51" draw:layer="hlight" draw:type="line" draw:start-shape="shape-52" draw:start-glue-point="4" draw:end-shape="shape-44" draw:end-glue-point="0" svg:d="M1.54298 0L0 44.3075" svg:viewBox="0 0 2 44">
          <draw:glue-point draw:id="4" svg:x="-50%" svg:y="50%"/>
        </draw:connector>
        <draw:frame draw:style-name="gr9" xml:id="shape-53" draw:id="shape-53" draw:layer="hlight" svg:width="28.32959261038pt" svg:height="12.87043345446pt" svg:x="432.71734570000pt" svg:y="334.33132249999pt">
          <draw:text-box>
            <text:p text:style-name="P1">1..N</text:p>
          </draw:text-box>
          <draw:glue-point draw:id="4" svg:x="0.50000000000pt" svg:y="0.50000000000pt" draw:align="center"/>
        </draw:frame>
        <draw:frame draw:style-name="gr9" xml:id="shape-54" draw:id="shape-54" draw:layer="hlight" svg:width="30.27840250332pt" svg:height="12.87043345446pt" svg:x="337.00181256410pt" svg:y="338.82088899614pt">
          <draw:text-box>
            <text:p text:style-name="P1">1..M</text:p>
          </draw:text-box>
          <draw:glue-point draw:id="4" svg:x="0.50000000000pt" svg:y="0.50000000000pt" draw:align="center"/>
        </draw:frame>
        <draw:frame draw:style-name="gr9" xml:id="shape-55" draw:id="shape-55" draw:layer="hlight" svg:width="23.38288899014pt" svg:height="12.87043345446pt" svg:x="434.83722643303pt" svg:y="260.75833707663pt">
          <draw:text-box>
            <text:p text:style-name="P1">0..1</text:p>
          </draw:text-box>
          <draw:glue-point draw:id="4" svg:x="0.50000000000pt" svg:y="0.50000000000pt" draw:align="center"/>
        </draw:frame>
        <draw:frame draw:style-name="gr9" xml:id="shape-56" draw:id="shape-56" draw:layer="hlight" svg:width="129.42518219379pt" svg:height="18.46784660100pt" svg:x="338.29360389127pt" svg:y="214.50926038976pt">
          <draw:text-box>
            <text:p text:style-name="P1"><text:span text:style-name="T2">Augmented Model</text:span></text:p>
          </draw:text-box>
          <draw:glue-point draw:id="4" svg:x="0.50000000000pt" svg:y="0.50000000000pt" draw:align="center"/>
        </draw:frame>
        <draw:g draw:style-name="gr1" xml:id="shape-57" draw:id="shape-57" svg:y="350.77487965698pt">
          <draw:ellipse draw:style-name="gr13" xml:id="shape-58" draw:id="shape-58" draw:layer="hlight" svg:width="24.17697831122pt" svg:height="24.17697831122pt" svg:x="696.84680909685pt" svg:y="352.21487965698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4" xml:id="shape-59" draw:id="shape-59" draw:layer="hlight" svg:width="24.17697831122pt" svg:height="24.17697831122pt" svg:x="696.84680909685pt" svg:y="352.21487965698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60" draw:id="shape-60" draw:layer="hlight" draw:type="line" draw:start-shape="shape-61" draw:start-glue-point="4" draw:end-shape="shape-59" draw:end-glue-point="0" svg:d="M30.8099 0L0 36.7541" svg:viewBox="0 0 31 37"/>
        <draw:connector draw:style-name="gr5" xml:id="shape-62" draw:id="shape-62" draw:layer="hlight" draw:type="line" draw:start-shape="shape-63" draw:start-glue-point="0" draw:end-shape="shape-61" draw:end-glue-point="4" svg:d="M34.7492 39.2552L0 0" svg:viewBox="0 0 35 39"/>
        <draw:g draw:style-name="gr1" xml:id="shape-64" draw:id="shape-64" svg:y="301.64543919845pt">
          <draw:ellipse draw:style-name="gr13" xml:id="shape-65" draw:id="shape-65" draw:layer="hlight" svg:width="24.17697831122pt" svg:height="24.17697831122pt" draw:transform="matrix(0.98735348077 -0.15853423607 0.15853423607 0.98735348077 725.32016929443pt 305.0271495201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4" xml:id="shape-61" draw:id="shape-61" draw:layer="hlight" svg:width="24.17697831122pt" svg:height="24.17697831122pt" draw:transform="matrix(0.98735348077 -0.15853423607 0.15853423607 0.98735348077 725.32016929443pt 305.02714952019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" xml:id="shape-66" draw:id="shape-66" svg:y="349.90979578646pt">
          <draw:ellipse draw:style-name="gr2" xml:id="shape-63" draw:id="shape-63" draw:layer="hlight" svg:width="24.17697831122pt" svg:height="24.17697831122pt" draw:transform="matrix(0.66281153149 -0.74878626705 0.74878626705 0.66281153149 766.48201034776pt 363.7676122202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7" draw:id="shape-67" draw:layer="hlight" svg:width="24.17697831122pt" svg:height="24.17697831122pt" draw:transform="matrix(0.66281153149 -0.74878626705 0.74878626705 0.66281153149 766.48201034776pt 363.7676122202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4" xml:id="shape-68" draw:id="shape-68" draw:layer="hlight" draw:type="line" draw:start-shape="shape-69" draw:start-glue-point="4" draw:end-shape="shape-61" draw:end-glue-point="0" svg:d="M1.54298 0L0 44.3075" svg:viewBox="0 0 2 44">
          <draw:glue-point draw:id="4" svg:x="-50%" svg:y="50%"/>
        </draw:connector>
        <draw:connector draw:style-name="gr15" xml:id="shape-70" draw:id="shape-70" draw:layer="hlight" draw:type="line" draw:start-shape="shape-71" draw:start-glue-point="4" draw:end-shape="shape-72" draw:end-glue-point="3" svg:d="M0 -5.68434e-14L43.9598 26.4422" svg:viewBox="0 0 44 26"/>
        <draw:frame draw:style-name="gr9" xml:id="shape-73" draw:id="shape-73" draw:layer="hlight" svg:width="119.87199861950pt" svg:height="16.94200484035pt" svg:x="686.64276953883pt" svg:y="215.21389863072pt">
          <draw:text-box>
            <text:p text:style-name="P1"><text:span text:style-name="T3">Altered Instance</text:span></text:p>
          </draw:text-box>
          <draw:glue-point draw:id="4" svg:x="0.50000000000pt" svg:y="0.50000000000pt" draw:align="center"/>
        </draw:frame>
        <draw:path draw:style-name="gr16" xml:id="shape-74" draw:id="shape-74" draw:layer="hlight" svg:width="97.35860000000pt" svg:height="0.40554200000pt" svg:x="206.69673423497pt" svg:y="325.57927425144pt" svg:viewBox="0 0 97 0" svg:d="M0 0C0 0 32.4529 0.135181 97.3586 0.405542" calligra:nodeTypes="cc">
          <draw:glue-point draw:id="4" svg:x="0.50000000000pt" svg:y="0.50000000000pt" draw:align="center"/>
        </draw:path>
        <draw:frame draw:style-name="gr9" xml:id="shape-75" draw:id="shape-75" draw:layer="hlight" svg:width="240.94529930000pt" svg:height="58.95052078058pt" svg:x="569.38244196335pt" svg:y="413.57162328634pt">
          <draw:text-box>
            <text:p text:style-name="P4"><text:span text:style-name="T1">(l.6) Release constraints</text:span></text:p>
            <text:p text:style-name="P4"/>
            <text:p text:style-name="P4"><text:span text:style-name="T1">(l.7) Recompute them from model</text:span></text:p>
            <text:p text:style-name="P4"><text:span text:style-name="T1"><text:s text:c="8"/>definition</text:span></text:p>
          </draw:text-box>
          <draw:glue-point draw:id="4" svg:x="0.50000000000pt" svg:y="0.50000000000pt" draw:align="center"/>
        </draw:frame>
        <draw:path draw:style-name="gr16" xml:id="shape-76" draw:id="shape-76" draw:layer="hlight" svg:width="133.92400000000pt" svg:height="0.49705500000pt" svg:x="500.09262429517pt" svg:y="324.37106106682pt" svg:viewBox="0 0 134 0" svg:d="M0 0.497055C0 0.497055 44.6414 0.33137 133.924 0" calligra:nodeTypes="cc">
          <draw:glue-point draw:id="4" svg:x="0.50000000000pt" svg:y="0.50000000000pt" draw:align="center"/>
        </draw:path>
        <draw:g draw:style-name="gr17" xml:id="shape-77" draw:id="shape-77" svg:y="276.84558561214pt">
          <draw:ellipse draw:style-name="gr18" xml:id="shape-72" draw:id="shape-72" draw:layer="hlight" svg:width="24.17697831122pt" svg:height="24.17697831122pt" draw:transform="matrix(0.89710985973 0.44180753680 -0.44180753680 0.89710985973 788.09931853300pt 274.40072300677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8" xml:id="shape-78" draw:id="shape-78" draw:layer="hlight" svg:width="24.17697831122pt" svg:height="24.17697831122pt" draw:transform="matrix(0.89710985973 0.44180753680 -0.44180753680 0.89710985973 788.09931853300pt 274.40072300677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frame draw:style-name="gr9" xml:id="shape-79" draw:id="shape-79" draw:layer="hlight" svg:width="143.22170791655pt" svg:height="33.47762891713pt" svg:x="494.23741096618pt" svg:y="234.62455794564pt">
          <draw:text-box>
            <text:p text:style-name="P2"><text:span text:style-name="T3">(l.5) Alter contents</text:span></text:p>
            <text:p text:style-name="P2"><text:span text:style-name="T3"><text:s text:c="8"/>of 2</text:span><text:span text:style-name="T4">nd</text:span><text:span text:style-name="T3"><text:s/>file</text:span></text:p>
          </draw:text-box>
          <draw:glue-point draw:id="4" svg:x="0.50000000000pt" svg:y="0.50000000000pt" draw:align="center"/>
        </draw:frame>
        <draw:g draw:style-name="gr1" xml:id="shape-80" draw:id="shape-80" svg:y="244.77471865502pt">
          <draw:ellipse draw:style-name="gr2" xml:id="shape-69" draw:id="shape-69" draw:layer="hlight" svg:width="24.17697831122pt" svg:height="24.17697831122pt" svg:x="726.21027180829pt" svg:y="246.21471865502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71" draw:id="shape-71" draw:layer="hlight" svg:width="24.17697831122pt" svg:height="24.17697831122pt" svg:x="726.21027180829pt" svg:y="246.21471865502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19" xml:id="shape-81" draw:id="shape-81" svg:y="274.83640119230pt">
          <draw:ellipse draw:style-name="gr18" xml:id="shape-82" draw:id="shape-82" draw:layer="hlight" svg:width="24.17697831122pt" svg:height="24.17697831122pt" draw:transform="matrix(0.89710985973 0.44180753680 -0.44180753680 0.89710985973 441.01271000554pt 272.3915385869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8" xml:id="shape-83" draw:id="shape-83" draw:layer="hlight" svg:width="24.17697831122pt" svg:height="24.17697831122pt" draw:transform="matrix(0.89710985973 0.44180753680 -0.44180753680 0.89710985973 441.01271000554pt 272.3915385869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path draw:style-name="gr20" xml:id="shape-84" draw:id="shape-84" draw:layer="hlight" svg:width="110.68257604768pt" svg:height="24.77275124780pt" svg:x="453.86514072055pt" svg:y="271.28629834570pt" svg:viewBox="0 0 111 25" svg:d="M110.683 0C71.0159 39.3766 0.639782 20.011 0 20.011" calligra:nodeTypes="cc">
          <draw:glue-point draw:id="4" svg:x="0.50000000000pt" svg:y="0.50000000000pt" draw:align="center"/>
        </draw:path>
        <draw:connector draw:style-name="gr21" xml:id="shape-85" draw:id="shape-85" draw:layer="hlight" draw:type="line" draw:start-shape="shape-86" draw:start-glue-point="4" draw:end-shape="shape-82" draw:end-glue-point="3" svg:d="M0 0L43.6847 24.433" svg:viewBox="0 0 44 24"/>
        <draw:g draw:style-name="gr1" xml:id="shape-87" draw:id="shape-87" svg:y="244.77471865502pt">
          <draw:ellipse draw:style-name="gr2" xml:id="shape-52" draw:id="shape-52" draw:layer="hlight" svg:width="24.17697831122pt" svg:height="24.17697831122pt" svg:x="379.39870800829pt" svg:y="246.21471865502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86" draw:id="shape-86" draw:layer="hlight" svg:width="24.17697831122pt" svg:height="24.17697831122pt" svg:x="379.39870800829pt" svg:y="246.21471865502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draw:marker draw:name="Arrow_20concave" draw:display-name="Arrow concave" svg:d="M1013 1491l118 89-567-1580-564 1580 114-85 136-68 148-46 161-17 161 13 153 46z" svg:viewBox="0 0 1131 1580"/>
    <draw:marker draw:name="Symmetric_20Arrow" draw:display-name="Symmetric Arrow" svg:d="M564 0l-564 902h1131z" svg:viewBox="0 0 1131 902"/>
    <draw:marker draw:name="Rounded_20large_20Arrow" draw:display-name="Rounded large Arrow" svg:d="M1127 2120l-449-2006-9-42-25-39-38-25-38-8-43 8-38 25-25 39-9 42-449 2006v13l-4 9 9 42 25 38 38 25 42 9h903l42-9 38-25 26-38 8-42v-9z" svg:viewBox="0 0 1131 2256"/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2</meta:generator>
    <dc:title/>
    <meta:initial-creator>Unknown</meta:initial-creator>
    <meta:editing-cycles>39</meta:editing-cycles>
    <dc:date>2015-05-29T18:56:34</dc:date>
    <meta:creation-date>2013-01-19T15:30:17</meta:creation-date>
    <dc:creator>Eric Lacombe</dc:creator>
  </office:meta>
</office:document-meta>
</file>